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ersistenceDelegate.writeObject( Object oldInstance , Encod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ersistenceDelegate.instantiate( Object oldInstance , Encoder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eldPersistenceDelegate.instantiate( Object oldInstance , Encod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PersistenceDelegate.initialize( Class &lt; ? &gt; type , Object oldInstance , Object newInstance , Encoder ou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0">
            <text:p text:style-name="Table_20_Contents"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